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5097" officeooo:paragraph-rsid="00015097"/>
    </style:style>
    <style:style style:name="P2" style:family="paragraph" style:parent-style-name="Standard">
      <style:text-properties officeooo:rsid="00031c92" officeooo:paragraph-rsid="00031c92"/>
    </style:style>
    <style:style style:name="P3" style:family="paragraph" style:parent-style-name="Standard">
      <style:text-properties officeooo:rsid="0003a0a2" officeooo:paragraph-rsid="0003a0a2"/>
    </style:style>
    <style:style style:name="P4" style:family="paragraph" style:parent-style-name="Standard">
      <style:text-properties officeooo:rsid="00041121" officeooo:paragraph-rsid="00041121"/>
    </style:style>
    <style:style style:name="P5" style:family="paragraph" style:parent-style-name="Standard">
      <style:text-properties officeooo:rsid="00041121" officeooo:paragraph-rsid="00054f67"/>
    </style:style>
    <style:style style:name="P6" style:family="paragraph" style:parent-style-name="Standard">
      <style:text-properties officeooo:rsid="0007dac3" officeooo:paragraph-rsid="0007dac3"/>
    </style:style>
    <style:style style:name="P7" style:family="paragraph" style:parent-style-name="Standard">
      <style:text-properties officeooo:rsid="0007dac3" officeooo:paragraph-rsid="00090acc"/>
    </style:style>
    <style:style style:name="P8" style:family="paragraph" style:parent-style-name="Standard">
      <style:text-properties officeooo:rsid="00090acc" officeooo:paragraph-rsid="00090acc"/>
    </style:style>
    <style:style style:name="P9" style:family="paragraph" style:parent-style-name="Header">
      <style:text-properties officeooo:rsid="00015097" officeooo:paragraph-rsid="00015097"/>
    </style:style>
    <style:style style:name="P10" style:family="paragraph">
      <style:paragraph-properties fo:margin-left="0in" fo:margin-right="0in" fo:margin-top="0in" fo:margin-bottom="0in" fo:line-height="100%" fo:text-align="center" fo:text-indent="0in"/>
    </style:style>
    <style:style style:name="P11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15097"/>
    </style:style>
    <style:style style:name="T2" style:family="text">
      <style:text-properties style:font-name="Liberation Serif1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083in" fo:min-width="0.509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083in" fo:min-width="0.509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083in" fo:min-width="0.509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.0835in" svg:stroke-color="#0000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draw:auto-grow-height="false" fo:min-height="0.5252in" fo:min-width="0.4264in" fo:padding-top="0.0909in" fo:padding-bottom="0.0909in" fo:padding-left="0.1402in" fo:padding-right="0.1402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083in" fo:min-width="0.509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.0835in" svg:stroke-color="#0000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draw:auto-grow-height="false" fo:min-height="0.5252in" fo:min-width="0.4264in" fo:padding-top="0.0909in" fo:padding-bottom="0.0909in" fo:padding-left="0.1402in" fo:padding-right="0.1402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083in" fo:min-width="0.5098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17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.0071in" svg:stroke-color="#3465a4" draw:marker-start="" draw:marker-start-width="0.0898in" draw:marker-start-center="false" draw:marker-end="" draw:marker-end-width="0.0898in" draw:marker-end-center="false" draw:fill="solid" draw:fill-color="#729fcf" draw:textarea-horizontal-align="justify" draw:textarea-vertical-align="middle" draw:auto-grow-height="false" fo:min-height="0.6016in" fo:min-width="0.5028in" fo:padding-top="0.0528in" fo:padding-bottom="0.0528in" fo:padding-left="0.102in" fo:padding-right="0.102in" draw:shadow="hidden" draw:shadow-offset-x="0.0783in" draw:shadow-offset-y="0.0783in" draw:shadow-color="#808080" style:run-through="background"/>
    </style:style>
    <style:style style:name="gr19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solid" svg:stroke-width="0.0835in" svg:stroke-color="#0000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draw:auto-grow-height="false" fo:min-height="0.5252in" fo:min-width="0.4264in" fo:padding-top="0.0909in" fo:padding-bottom="0.0909in" fo:padding-left="0.1402in" fo:padding-right="0.1402in" draw:shadow="hidden" draw:shadow-offset-x="0.0783in" draw:shadow-offset-y="0.0783in" draw:shadow-color="#808080" style:run-through="background"/>
    </style:style>
    <style:style style:name="gr23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083in" fo:min-width="0.509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solid" svg:stroke-width="0.0835in" svg:stroke-color="#0000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draw:auto-grow-height="false" fo:min-height="0.5252in" fo:min-width="0.4264in" fo:padding-top="0.0909in" fo:padding-bottom="0.0909in" fo:padding-left="0.1402in" fo:padding-right="0.1402in" draw:shadow="hidden" draw:shadow-offset-x="0.0783in" draw:shadow-offset-y="0.0783in" draw:shadow-color="#808080" style:run-through="foreground"/>
    </style:style>
    <style:style style:name="gr28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solid" svg:stroke-width="0.0835in" svg:stroke-color="#0000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draw:auto-grow-height="false" fo:min-height="0.5252in" fo:min-width="0.4264in" fo:padding-top="0.0909in" fo:padding-bottom="0.0909in" fo:padding-left="0.1402in" fo:padding-right="0.1402in" draw:shadow="hidden" draw:shadow-offset-x="0.0783in" draw:shadow-offset-y="0.0783in" draw:shadow-color="#808080" style:run-through="foreground"/>
    </style:style>
    <style:style style:name="gr30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solid" svg:stroke-width="0.0071in" svg:stroke-color="#3465a4" draw:marker-start="" draw:marker-start-width="0.0898in" draw:marker-start-center="false" draw:marker-end="" draw:marker-end-width="0.0898in" draw:marker-end-center="false" draw:fill="solid" draw:fill-color="#729fcf" draw:textarea-horizontal-align="justify" draw:textarea-vertical-align="middle" draw:auto-grow-height="false" fo:min-height="0.6016in" fo:min-width="0.5028in" fo:padding-top="0.0528in" fo:padding-bottom="0.0528in" fo:padding-left="0.102in" fo:padding-right="0.102in" draw:shadow="hidden" draw:shadow-offset-x="0.0783in" draw:shadow-offset-y="0.0783in" draw:shadow-color="#808080" style:run-through="foreground"/>
    </style:style>
    <style:style style:name="gr32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solid" svg:stroke-width="0.0835in" svg:stroke-color="#0000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draw:auto-grow-height="false" fo:min-height="0.5252in" fo:min-width="0.4264in" fo:padding-top="0.0909in" fo:padding-bottom="0.0909in" fo:padding-left="0.1402in" fo:padding-right="0.1402in" draw:shadow="hidden" draw:shadow-offset-x="0.0783in" draw:shadow-offset-y="0.0783in" draw:shadow-color="#808080" style:run-through="foreground"/>
    </style:style>
    <style:style style:name="gr34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solid" svg:stroke-width="0.0071in" svg:stroke-color="#3465a4" draw:marker-start="" draw:marker-start-width="0.0898in" draw:marker-start-center="false" draw:marker-end="" draw:marker-end-width="0.0898in" draw:marker-end-center="false" draw:fill="solid" draw:fill-color="#729fcf" draw:textarea-horizontal-align="justify" draw:textarea-vertical-align="middle" draw:auto-grow-height="false" fo:min-height="0.6016in" fo:min-width="0.5028in" fo:padding-top="0.0528in" fo:padding-bottom="0.0528in" fo:padding-left="0.102in" fo:padding-right="0.102in" draw:shadow="hidden" draw:shadow-offset-x="0.0783in" draw:shadow-offset-y="0.0783in" draw:shadow-color="#808080" style:run-through="foreground"/>
    </style:style>
    <style:style style:name="gr36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solid" svg:stroke-width="0.0835in" svg:stroke-color="#0000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draw:auto-grow-height="false" fo:min-height="0.5252in" fo:min-width="0.4264in" fo:padding-top="0.0909in" fo:padding-bottom="0.0909in" fo:padding-left="0.1402in" fo:padding-right="0.1402in" draw:shadow="hidden" draw:shadow-offset-x="0.0783in" draw:shadow-offset-y="0.0783in" draw:shadow-color="#808080" style:run-through="foreground"/>
    </style:style>
    <style:style style:name="gr38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0" draw:name="Shape1" draw:style-name="gr1"><draw:custom-shape draw:style-name="gr2" draw:text-style-name="P11" xml:id="id1" draw:id="id1" svg:width="1.0004in" svg:height="1.0004in" svg:x="0.9055in" svg:y="0in"><text:p text:style-name="P10"><text:span text:style-name="T3">q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12" svg:x1="0.1665in" svg:y1="0.5in" svg:x2="0.9165in" svg:y2="0.5in"><text:p/></draw:line><draw:connector draw:style-name="gr4" draw:text-style-name="P12" draw:type="curve" svg:x1="1.7591in" svg:y1="0.8535in" svg:x2="1.052in" svg:y2="0.8535in" draw:start-shape="id1" draw:start-glue-point="9" draw:end-shape="id1" draw:end-glue-point="7" svg:d="M4468 2168c0 1312-1796 1312-1796 0" svg:viewBox="0 0 1797 986"><text:p text:style-name="P10"><text:span text:style-name="T3"/></text:p><text:p text:style-name="P10"><text:span text:style-name="T3"/></text:p><text:p text:style-name="P10"><text:span text:style-name="T3"/></text:p><text:p text:style-name="P10"><text:span text:style-name="T3">0,1</text:span></text:p></draw:connector><draw:custom-shape draw:style-name="gr5" draw:text-style-name="P11" xml:id="id2" draw:id="id2" svg:width="1.0004in" svg:height="1.0004in" svg:x="2.5201in" svg:y="0.0008in"><text:p text:style-name="P10"><text:span text:style-name="T3">q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6" draw:text-style-name="P12" draw:type="curve" svg:x1="1.9055in" svg:y1="0.5in" svg:x2="2.5201in" svg:y2="0.5008in" draw:start-shape="id1" draw:start-glue-point="10" draw:end-shape="id2" draw:end-glue-point="6" svg:d="M4840 1270c1171 0 392 2 1561 2" svg:viewBox="0 0 1563 4"><text:p text:style-name="P10"><text:span text:style-name="T3">0</text:span></text:p><text:p text:style-name="P10"><text:span text:style-name="T3"/></text:p></draw:connector><draw:custom-shape draw:style-name="gr7" draw:text-style-name="P11" xml:id="id3" draw:id="id3" svg:width="1.0004in" svg:height="1.0004in" svg:x="4.1346in" svg:y="0.0008in"><text:p text:style-name="P10"><text:span text:style-name="T3">q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8" draw:text-style-name="P12" draw:type="curve" svg:x1="3.5201in" svg:y1="0.5008in" svg:x2="4.1346in" svg:y2="0.5008in" draw:end-shape="id3" draw:end-glue-point="6" svg:d="M8941 1272h1561" svg:viewBox="0 0 1563 2"><text:p text:style-name="P10"><text:span text:style-name="T3">0</text:span></text:p><text:p text:style-name="P10"><text:span text:style-name="T3"/></text:p></draw:connector><draw:custom-shape draw:style-name="gr9" draw:text-style-name="P11" xml:id="id4" draw:id="id4" svg:width="1.0004in" svg:height="1.0004in" svg:x="5.7094in" svg:y="0.0008in"><text:p text:style-name="P10"><text:span text:style-name="T3">q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10" draw:text-style-name="P12" draw:type="curve" svg:x1="5.0949in" svg:y1="0.5008in" svg:x2="5.7094in" svg:y2="0.5008in" draw:end-shape="id4" draw:end-glue-point="6" svg:d="M12941 1272h1561" svg:viewBox="0 0 1563 2"><text:p text:style-name="P10"><text:span text:style-name="T3">1</text:span></text:p><text:p text:style-name="P10"><text:span text:style-name="T3"/></text:p></draw:connector><draw:connector draw:style-name="gr11" draw:text-style-name="P12" draw:type="curve" svg:x1="6.5634in" svg:y1="0.8543in" svg:x2="5.8563in" svg:y2="0.8543in" draw:start-shape="id4" draw:start-glue-point="9" draw:end-shape="id4" draw:end-glue-point="7" svg:d="M16671 2170c0 1467-1796 1467-1796 0" svg:viewBox="0 0 1797 1102"><text:p text:style-name="P10"><text:span text:style-name="T3"/></text:p><text:p text:style-name="P10"><text:span text:style-name="T3"/></text:p><text:p text:style-name="P10"><text:span text:style-name="T3"/></text:p><text:p text:style-name="P10"><text:span text:style-name="T3">0,1</text:span></text:p></draw:connector></draw:g>1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g text:anchor-type="paragraph" draw:z-index="1" draw:name="Shape2" draw:style-name="gr1"><draw:custom-shape draw:style-name="gr12" draw:text-style-name="P11" xml:id="id5" draw:id="id5" svg:width="1.0004in" svg:height="1.0004in" svg:x="0.9063in" svg:y="0in"><text:p text:style-name="P10"><text:span text:style-name="T3">q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3" draw:text-style-name="P12" svg:x1="0.1669in" svg:y1="0.4996in" svg:x2="0.9169in" svg:y2="0.4996in"><text:p/></draw:line><draw:custom-shape draw:style-name="gr14" draw:text-style-name="P11" xml:id="id6" draw:id="id6" svg:width="1.0004in" svg:height="1.0004in" svg:x="2.5209in" svg:y="0in"><text:p text:style-name="P10"><text:span text:style-name="T3">q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15" draw:text-style-name="P12" draw:type="curve" svg:x1="1.9063in" svg:y1="0.5in" svg:x2="2.5209in" svg:y2="0.5in" draw:start-shape="id5" draw:start-glue-point="10" draw:end-shape="id6" draw:end-glue-point="6" svg:d="M4842 1270h1561" svg:viewBox="0 0 1563 2"><text:p text:style-name="P10"><text:span text:style-name="T3">1</text:span></text:p><text:p text:style-name="P10"><text:span text:style-name="T3"/></text:p></draw:connector></draw:g>2.</text:p>
      <text:p text:style-name="P2"/>
      <text:p text:style-name="P2"/>
      <text:p text:style-name="P2"/>
      <text:p text:style-name="P2"/>
      <text:p text:style-name="P2"/>
      <text:p text:style-name="P3"><draw:g text:anchor-type="paragraph" draw:z-index="2" draw:name="Shape3" draw:style-name="gr1"><draw:custom-shape draw:style-name="gr16" draw:text-style-name="P11" xml:id="id7" draw:id="id7" svg:width="1.0004in" svg:height="1.0004in" svg:x="0.9055in" svg:y="0.3961in"><text:p text:style-name="P10"><text:span text:style-name="T3">q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7" draw:text-style-name="P12" svg:x1="0.1665in" svg:y1="0.8965in" svg:x2="0.9165in" svg:y2="0.8965in"><text:p/></draw:line><draw:custom-shape draw:style-name="gr18" draw:text-style-name="P11" xml:id="id8" draw:id="id8" svg:width="1.0004in" svg:height="1.0004in" svg:x="2.5201in" svg:y="0.3965in"><text:p text:style-name="P10"><text:span text:style-name="T3">q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19" draw:text-style-name="P12" draw:type="curve" svg:x1="1.9055in" svg:y1="0.8961in" svg:x2="2.5201in" svg:y2="0.8969in" draw:start-shape="id7" draw:start-glue-point="10" draw:end-shape="id8" draw:end-glue-point="6" svg:d="M4840 2276c1166 0 386 2 1561 2" svg:viewBox="0 0 1563 4"><text:p text:style-name="P10"><text:span text:style-name="T4">ε</text:span></text:p><text:p text:style-name="P10"><text:span text:style-name="T3"/></text:p></draw:connector><draw:connector draw:style-name="gr20" draw:text-style-name="P12" draw:type="curve" svg:x1="1.7591in" svg:y1="1.2492in" svg:x2="1.052in" svg:y2="1.2492in" draw:start-shape="id7" draw:start-glue-point="9" draw:end-shape="id7" draw:end-glue-point="7" svg:d="M4468 3173c0 1313-1796 1313-1796 0" svg:viewBox="0 0 1797 986"><text:p text:style-name="P10"><text:span text:style-name="T3"/></text:p><text:p text:style-name="P10"><text:span text:style-name="T3"/></text:p><text:p text:style-name="P10"><text:span text:style-name="T3"/></text:p><text:p text:style-name="P10"><text:span text:style-name="T3">1</text:span></text:p></draw:connector><draw:connector draw:style-name="gr21" draw:text-style-name="P12" draw:type="curve" svg:x1="3.3736in" svg:y1="1.25in" svg:x2="2.6665in" svg:y2="1.25in" draw:start-shape="id8" draw:start-glue-point="9" draw:end-shape="id8" draw:end-glue-point="7" svg:d="M8569 3175c0 1323-1796 1323-1796 0" svg:viewBox="0 0 1797 995"><text:p text:style-name="P10"><text:span text:style-name="T3"/></text:p><text:p text:style-name="P10"><text:span text:style-name="T3"/></text:p><text:p text:style-name="P10"><text:span text:style-name="T3"/></text:p><text:p text:style-name="P10"><text:span text:style-name="T3">0</text:span></text:p></draw:connector><draw:custom-shape draw:style-name="gr22" draw:text-style-name="P11" xml:id="id9" draw:id="id9" svg:width="1.0004in" svg:height="1.0004in" svg:x="4.1358in" svg:y="0.3945in"><text:p text:style-name="P10"><text:span text:style-name="T3">q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23" draw:text-style-name="P12" draw:type="curve" svg:x1="3.522in" svg:y1="0.8945in" svg:x2="4.1362in" svg:y2="0.8945in" draw:end-shape="id9" draw:end-glue-point="6" svg:d="M8946 2272h1560" svg:viewBox="0 0 1561 2"><text:p text:style-name="P10"><text:span text:style-name="T4">1</text:span></text:p><text:p text:style-name="P10"><text:span text:style-name="T3"/></text:p></draw:connector><draw:connector draw:style-name="gr24" draw:text-style-name="P12" draw:type="curve" svg:x1="4.9898in" svg:y1="1.248in" svg:x2="4.2827in" svg:y2="1.248in" draw:start-shape="id9" draw:start-glue-point="9" draw:end-shape="id9" draw:end-glue-point="7" svg:d="M12674 3170c0 1467-1796 1467-1796 0" svg:viewBox="0 0 1797 1102"><text:p text:style-name="P10"><text:span text:style-name="T3"/></text:p><text:p text:style-name="P10"><text:span text:style-name="T3"/></text:p><text:p text:style-name="P10"><text:span text:style-name="T3"/></text:p><text:p text:style-name="P10"><text:span text:style-name="T3">1</text:span></text:p></draw:connector></draw:g>3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4.</text:p>
      <text:p text:style-name="P5"><draw:frame draw:style-name="fr1" draw:name="Object1" text:anchor-type="as-char" svg:y="-0.2181in" svg:width="0.9102in" svg:height="0.3764in" draw:z-index="3"><draw:object xlink:href="./Object 1" xlink:type="simple" xlink:show="embed" xlink:actuate="onLoad"/><draw:image xlink:href="./ObjectReplacements/Object 1" xlink:type="simple" xlink:show="embed" xlink:actuate="onLoad"/></draw:frame><text:s/></text:p>
      <text:p text:style-name="P5"><draw:g text:anchor-type="paragraph" draw:z-index="4" draw:name="Shape4" draw:style-name="gr1"><draw:custom-shape draw:style-name="gr25" draw:text-style-name="P11" xml:id="id10" draw:id="id10" svg:width="1.0004in" svg:height="1.0004in" svg:x="1.1in" svg:y="0.1555in"><text:p text:style-name="P10"><text:span text:style-name="T3">q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6" draw:text-style-name="P12" svg:x1="0.3606in" svg:y1="0.6551in" svg:x2="1.1106in" svg:y2="0.6551in"><text:p/></draw:line><draw:custom-shape draw:style-name="gr27" draw:text-style-name="P11" xml:id="id11" draw:id="id11" svg:width="1.0004in" svg:height="1.0004in" svg:x="2.7146in" svg:y="0.1555in"><text:p text:style-name="P10"><text:span text:style-name="T3">q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28" draw:text-style-name="P12" draw:type="curve" svg:x1="2.1in" svg:y1="0.6555in" svg:x2="2.7146in" svg:y2="0.6555in" draw:start-shape="id10" draw:start-glue-point="10" draw:end-shape="id11" draw:end-glue-point="6" svg:d="M5334 1665h1561" svg:viewBox="0 0 1563 2"><text:p text:style-name="P10"><text:span text:style-name="T3">1</text:span></text:p><text:p text:style-name="P10"><text:span text:style-name="T3"/></text:p></draw:connector></draw:g></text:p>
      <text:p text:style-name="P6"><text:span text:style-name="T2">For ω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7"><text:span text:style-name="T2">For </text:span><text:span text:style-name="T2"><draw:frame draw:style-name="fr1" draw:name="Object2" text:anchor-type="as-char" svg:y="-0.1484in" svg:width="3.3673in" svg:height="0.1839in" draw:z-index="5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7"><draw:g text:anchor-type="paragraph" draw:z-index="6" draw:name="Shape5" draw:style-name="gr1"><draw:custom-shape draw:style-name="gr29" draw:text-style-name="P11" xml:id="id12" draw:id="id12" svg:width="1.0004in" svg:height="1.0004in" svg:x="1.1335in" svg:y="0.3945in"><text:p text:style-name="P10"><text:span text:style-name="T3">q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0" draw:text-style-name="P12" svg:x1="0.3941in" svg:y1="0.8945in" svg:x2="1.1441in" svg:y2="0.8945in"><text:p/></draw:line><draw:custom-shape draw:style-name="gr31" draw:text-style-name="P11" xml:id="id13" draw:id="id13" svg:width="1.0004in" svg:height="1.0004in" svg:x="2.748in" svg:y="0.3953in"><text:p text:style-name="P10"><text:span text:style-name="T3">q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32" draw:text-style-name="P12" draw:type="curve" svg:x1="2.1335in" svg:y1="0.8945in" svg:x2="2.748in" svg:y2="0.8953in" draw:start-shape="id12" draw:start-glue-point="10" draw:end-shape="id13" draw:end-glue-point="6" svg:d="M5419 2272c1243 0 464 2 1561 2" svg:viewBox="0 0 1563 4"><text:p text:style-name="P10"><text:span text:style-name="T3">1</text:span></text:p><text:p text:style-name="P10"><text:span text:style-name="T3"/></text:p></draw:connector></draw:g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8"><text:span text:style-name="T2">The real inverse for ω’ </text:span></text:p>
      <text:p text:style-name="P8"><text:span text:style-name="T2"/></text:p>
      <text:p text:style-name="P8"><draw:g text:anchor-type="paragraph" draw:z-index="7" draw:name="Shape6" draw:style-name="gr1"><draw:custom-shape draw:style-name="gr33" draw:text-style-name="P11" xml:id="id14" draw:id="id14" svg:width="1.0004in" svg:height="1.0004in" svg:x="0.739in" svg:y="0in"><text:p text:style-name="P10"><text:span text:style-name="T3">q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4" draw:text-style-name="P12" svg:x1="-0.0004in" svg:y1="0.5in" svg:x2="0.7496in" svg:y2="0.5in"><text:p/></draw:line><draw:custom-shape draw:style-name="gr35" draw:text-style-name="P11" xml:id="id15" draw:id="id15" svg:width="1.0004in" svg:height="1.0004in" svg:x="2.3535in" svg:y="0.0008in"><text:p text:style-name="P10"><text:span text:style-name="T3">q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36" draw:text-style-name="P12" draw:type="curve" svg:x1="1.739in" svg:y1="0.5in" svg:x2="2.3535in" svg:y2="0.5008in" draw:start-shape="id14" draw:start-glue-point="10" draw:end-shape="id15" draw:end-glue-point="6" svg:d="M4417 1270c1245 0 465 2 1561 2" svg:viewBox="0 0 1563 4"><text:p text:style-name="P10"><text:span text:style-name="T3">1</text:span></text:p><text:p text:style-name="P10"><text:span text:style-name="T3"/></text:p></draw:connector><draw:custom-shape draw:style-name="gr37" draw:text-style-name="P11" xml:id="id16" draw:id="id16" svg:width="1.0004in" svg:height="1.0004in" svg:x="3.9283in" svg:y="0.0008in"><text:p text:style-name="P10"><text:span text:style-name="T3">q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38" draw:text-style-name="P12" draw:type="curve" svg:x1="3.3535in" svg:y1="0.5008in" svg:x2="3.9283in" svg:y2="0.5008in" draw:start-shape="id15" draw:start-glue-point="10" draw:end-shape="id16" draw:end-glue-point="6" svg:d="M8518 1272h1460" svg:viewBox="0 0 1462 2"><text:p text:style-name="P10"><text:span text:style-name="T3">0,1</text:span></text:p><text:p text:style-name="P10"><text:span text:style-name="T3"/></text:p><text:p text:style-name="P10"><text:span text:style-name="T3"/></text:p></draw:connector><draw:connector draw:style-name="gr39" draw:text-style-name="P12" draw:type="curve" svg:x1="1.239in" svg:y1="1in" svg:x2="4.4283in" svg:y2="1.0008in" draw:start-shape="id14" draw:start-glue-point="8" draw:end-shape="id16" draw:end-glue-point="8" svg:d="M3147 2540c0 912 8101 912 8101 2" svg:viewBox="0 0 8103 686"><text:p text:style-name="P10"><text:span text:style-name="T3"/></text:p><text:p text:style-name="P10"><text:span text:style-name="T3"/></text:p><text:p text:style-name="P10"><text:span text:style-name="T3">0</text:span></text:p></draw:connector><draw:connector draw:style-name="gr40" draw:text-style-name="P12" draw:type="curve" svg:x1="4.7819in" svg:y1="0.1472in" svg:x2="4.7819in" svg:y2="0.8543in" draw:start-shape="id16" draw:start-glue-point="11" draw:end-shape="id16" draw:end-glue-point="9" svg:d="M12146 374c1468 0 1468 1796 0 1796" svg:viewBox="0 0 1102 1797"><text:p text:style-name="P10"><text:span text:style-name="T3"><text:tab/></text:span><text:span text:style-name="T3"><text:tab/></text:span><text:span text:style-name="T3">0,1</text:span></text:p></draw:connector></draw:g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15097" officeooo:paragraph-rsid="00015097"/>
    </style:style>
    <style:style style:name="MT1" style:family="text">
      <style:text-properties officeooo:rsid="0001509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Alexander Harry</text:span></text:p>
        <text:p text:style-name="MP1"><text:tab/><text:tab/>John Lambrecht</text:p>
        <text:p text:style-name="MP1"><text:tab/><text:tab/>Justin Keeling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4:15:55.331195889</meta:creation-date>
    <dc:date>2019-02-02T15:37:56.913176356</dc:date>
    <meta:editing-duration>PT8M47S</meta:editing-duration>
    <meta:editing-cycles>4</meta:editing-cycles>
    <meta:generator>LibreOffice/6.0.7.3$Linux_X86_64 LibreOffice_project/00m0$Build-3</meta:generator>
    <meta:document-statistic meta:table-count="0" meta:image-count="0" meta:object-count="2" meta:page-count="2" meta:paragraph-count="11" meta:word-count="18" meta:character-count="91" meta:non-whitespace-character-count="74"/>
  </office:meta>
</office:document-meta>
</file>

<file path=Object 1/content.xml><?xml version="1.0" encoding="utf-8"?>
<math xmlns="http://www.w3.org/1998/Math/MathML" display="block">
  <semantics>
    <mtable>
      <mtr>
        <mtd>
          <mrow>
            <mtext>{</mtext>
            <mi>ω</mi>
            <mi mathvariant="normal">:</mi>
            <mrow>
              <mi>ω</mi>
              <mo stretchy="false">=</mo>
              <mn>1</mn>
            </mrow>
            <mtext>}</mtext>
          </mrow>
        </mtd>
      </mtr>
      <mtr>
        <mtd>
          <mrow>
            <mtext>{</mtext>
            <mi>ω</mi>
            <mtext>'</mtext>
            <mi mathvariant="normal">:</mi>
            <mi>ω</mi>
            <mrow>
              <mtext>'</mtext>
              <mo stretchy="false">≠</mo>
              <mn>1</mn>
            </mrow>
            <mtext>}</mtext>
          </mrow>
        </mtd>
      </mtr>
    </mtable>
    <annotation encoding="StarMath 5.0">"{" %omega : %omega = 1  "}"
newline
"{" %omega"'" : %omega"'"  &lt;&gt;  1  "}"
</annotation>
  </semantics>
</math>
</file>

<file path=Object 2/content.xml><?xml version="1.0" encoding="utf-8"?>
<math xmlns="http://www.w3.org/1998/Math/MathML" display="block">
  <semantics>
    <mrow>
      <mi>ω</mi>
      <mtext>' using DFA logic only accepts the empty string</mtext>
    </mrow>
    <annotation encoding="StarMath 5.0">%omega"' using DFA logic only accepts the empty string"</annotation>
  </semantics>
</math>
</file>